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7])" office:value-type="float" office:value="649" calcext:value-type="float">
            <text:p>649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38:30.505006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31T21:40:06.915322991</dc:date>
    <meta:editing-duration>PT4H40M44S</meta:editing-duration>
    <meta:editing-cycles>69</meta:editing-cycles>
    <meta:document-statistic meta:table-count="1" meta:cell-count="43" meta:object-count="0"/>
  </office:meta>
</office:document-meta>
</file>